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style:style style:name="T61" style:family="text">
      <style:text-properties officeooo:rsid="007493f4"/>
    </style:style>
    <style:style style:name="T62" style:family="text">
      <style:text-properties officeooo:rsid="0075de01"/>
    </style:style>
    <style:style style:name="T63" style:family="text">
      <style:text-properties officeooo:rsid="007687cf"/>
    </style:style>
    <style:style style:name="T64" style:family="text">
      <style:text-properties officeooo:rsid="007856c0"/>
    </style:style>
    <style:style style:name="T65" style:family="text">
      <style:text-properties officeooo:rsid="00799ebb"/>
    </style:style>
    <style:style style:name="T66" style:family="text">
      <style:text-properties officeooo:rsid="007b4778"/>
    </style:style>
    <style:style style:name="T67" style:family="text">
      <style:text-properties officeooo:rsid="007e280d"/>
    </style:style>
    <style:style style:name="T68" style:family="text">
      <style:text-properties officeooo:rsid="007fa102"/>
    </style:style>
    <style:style style:name="T69" style:family="text">
      <style:text-properties officeooo:rsid="007fc0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165532219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1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2798207708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<text:span text:style-name="T63">zana</text:span> Magiczn<text:span text:style-name="T63">a</text:span> Istot<text:span text:style-name="T63">a</text:span>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2734306684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v<text:span text:style-name="T65">a</text:span>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52927086113725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<text:span text:style-name="T68">c</text:span>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<text:span text:style-name="T68">s</text:span>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700224985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2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2587362669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e<text:span text:style-name="T66">a</text:span>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3587228591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3325438113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<text:span text:style-name="T64">a</text:span>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1286636229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338456288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2482567319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706074046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2977611274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3254812664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2918576725" text:style-name="L14">
        <text:list-item>
          <text:p text:style-name="P108">Object Bond (Więź z Obiektem)</text:p>
        </text:list-item>
        <text:list-item>
          <text:p text:style-name="P109">Object Bond Mastery (Mistrzostwo Więzi <text:span text:style-name="T64">z</text:span> 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2169580076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530207108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u<text:span text:style-name="T69">i</text:span>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58641480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3551623948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1485864835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1720519227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3311085170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<text:span text:style-name="T67">e</text:span>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3943023755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1609100454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4172190376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6-08T05:29:24.437000000</dc:date>
    <meta:editing-duration>PT18H19M32S</meta:editing-duration>
    <meta:editing-cycles>62</meta:editing-cycles>
    <meta:document-statistic meta:table-count="0" meta:image-count="0" meta:object-count="0" meta:page-count="23" meta:paragraph-count="1134" meta:word-count="5795" meta:character-count="38376" meta:non-whitespace-character-count="34816"/>
  </office:meta>
</office:document-meta>
</file>